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SLConnectionTest.prepareOkHttp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SLConnectionTest.defaultSS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SLConnectionTest.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ConnectionTest.call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ConnectionTest.call( Object ...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SLConnectionTest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SLConnectionTest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SLConnectionTest.create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SLConnectionTest.verify( String hostname , SSLSession ssl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ConnectionTest.createEn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